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16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16.113cm"/>
    </style:style>
    <style:style style:name="co5" style:family="table-column">
      <style:table-column-properties fo:break-before="auto" style:column-width="12.19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1.84cm" fo:break-before="auto" style:use-optimal-row-height="fals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1.662cm" fo:break-before="auto" style:use-optimal-row-height="true"/>
    </style:style>
    <style:style style:name="ro6" style:family="table-row">
      <style:table-row-properties style:row-height="1.485cm" fo:break-before="auto" style:use-optimal-row-height="true"/>
    </style:style>
    <style:style style:name="ro7" style:family="table-row">
      <style:table-row-properties style:row-height="1.05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1.794cm" fo:break-before="auto" style:use-optimal-row-height="fals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ackground-color="transparent" fo:border="0.06pt solid #000000" style:vertical-align="middle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5eb91e" fo:border="0.06pt solid #000000" style:vertical-align="middle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00" fo:border="0.06pt solid #000000" style:vertical-align="middle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f00" style:vertical-align="middle"/>
    </style:style>
    <style:style style:name="ce27" style:family="table-cell" style:parent-style-name="Default" style:data-style-name="N0">
      <style:table-cell-properties fo:background-color="transparent" fo:border="0.06pt solid #000000" style:vertical-align="middle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5eb91e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5eb91e" fo:border="0.06pt solid #000000" style:vertical-align="middle"/>
    </style:style>
    <style:style style:name="ce58" style:family="table-cell" style:parent-style-name="Default" style:data-style-name="N0">
      <style:table-cell-properties fo:border="0.06pt solid #000000" style:vertical-align="middle"/>
    </style:style>
    <style:style style:name="ce59" style:family="table-cell" style:parent-style-name="Default" style:data-style-name="N0">
      <style:table-cell-properties fo:background-color="transparent" fo:border="0.06pt solid #000000" style:vertical-align="middle"/>
    </style:style>
    <style:style style:name="ce60" style:family="table-cell" style:parent-style-name="Default" style:data-style-name="N0">
      <style:table-cell-properties fo:background-color="#ffff00" fo:border="0.06pt solid #000000" style:vertical-align="middle"/>
    </style:style>
    <style:style style:name="ce61" style:family="table-cell" style:parent-style-name="Default" style:data-style-name="N0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7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5eb91e" style:vertical-align="middle"/>
    </style:style>
    <style:style style:name="ce78" style:family="table-cell" style:parent-style-name="Default" style:data-style-name="N0">
      <style:table-cell-properties style:vertical-align="middle"/>
    </style:style>
    <style:style style:name="ce79" style:family="table-cell" style:parent-style-name="Default" style:data-style-name="N0">
      <style:table-cell-properties fo:background-color="transparent" style:vertical-align="middle"/>
    </style:style>
    <style:style style:name="ce80" style:family="table-cell" style:parent-style-name="Default" style:data-style-name="N0">
      <style:table-cell-properties fo:background-color="#ffff00" style:vertical-align="middle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ackground-color="transparent"/>
    </style:style>
    <style:style style:name="T2" style:family="text">
      <style:text-properties fo:color="#000000" style:text-outline="false" style:text-line-through-style="none" style:text-line-through-type="none" style:font-name="Liberation Sans2" fo:font-size="10pt" fo:font-style="normal" fo:text-shadow="none" style:text-underline-style="none" fo:font-weight="bold" style:font-name-asian="Liberation Sans2" style:font-size-asian="10pt" style:font-style-asian="normal" style:font-weight-asian="bold" style:font-name-complex="Liberation Sans2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4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QLT0002" table:style-name="ta1">
        <table:table-column table:style-name="co1" table:default-cell-style-name="ce58"/>
        <table:table-column table:style-name="co2" table:default-cell-style-name="ce62"/>
        <table:table-column table:style-name="co3" table:default-cell-style-name="ce62"/>
        <table:table-column table:style-name="co2" table:default-cell-style-name="ce62"/>
        <table:table-column table:style-name="co4" table:default-cell-style-name="ce62"/>
        <table:table-column table:style-name="co5" table:default-cell-style-name="ce69"/>
        <table:table-column table:style-name="co6" table:visibility="collapse" table:number-columns-repeated="59" table:default-cell-style-name="ce78"/>
        <table:table-column table:style-name="co6" table:visibility="collapse" table:number-columns-repeated="958" table:default-cell-style-name="ce81"/>
        <table:table-column table:style-name="co7" table:default-cell-style-name="ce81"/>
        <table:table-row table:style-name="ro1">
          <table:table-cell table:style-name="ce57" office:value-type="string" calcext:value-type="string">
            <text:p>DS_TIP_PRESC</text:p>
          </table:table-cell>
          <table:table-cell table:style-name="ce61" office:value-type="string" calcext:value-type="string">
            <text:p>QT_PADRAO</text:p>
          </table:table-cell>
          <table:table-cell table:style-name="ce61" office:value-type="string" calcext:value-type="string">
            <text:p>CD_FOR_APL</text:p>
          </table:table-cell>
          <table:table-cell table:style-name="ce61" office:value-type="string" calcext:value-type="string">
            <text:p>CD_TIP_FRE</text:p>
          </table:table-cell>
          <table:table-cell table:style-name="ce65" office:value-type="string" calcext:value-type="string">
            <text:p>COMPONENTES</text:p>
          </table:table-cell>
          <table:table-cell table:style-name="ce65" office:value-type="string" calcext:value-type="string">
            <text:p>DS_OBSERVACAO</text:p>
          </table:table-cell>
          <table:table-cell table:style-name="ce77" table:number-columns-repeated="59"/>
          <table:table-cell table:number-columns-repeated="959"/>
        </table:table-row>
        <table:table-row table:style-name="ro2">
          <table:table-cell office:value-type="string" calcext:value-type="string">
            <text:p>AmioDARONA 50 MG/ML C/3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6" office:value-type="string" calcext:value-type="string">
            <text:p><text:span text:style-name="T4">GLICOSE 50MG/ML C/250ML</text:span></text:p>
            <text:p><text:span text:style-name="T4">SERINGA DESCARTAVEL 3ML S/AGULHA (BICO OU ROSCA)</text:span></text:p>
            <text:p><text:span text:style-name="T4">AGULHA HIPODERMICA 1,2X40 18G ½</text:span></text:p>
          </table:table-cell>
          <table:table-cell table:style-name="ce73" office:value-type="string" calcext:value-type="string">
            <text:p>SG 5% 244 ML EM BIC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BICARBONATO DE SODIO 84 MG/ML C/ 250ML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V</text:p>
          </table:table-cell>
          <table:table-cell table:style-name="ce63" office:value-type="string" calcext:value-type="string">
            <text:p>ACM</text:p>
          </table:table-cell>
          <table:table-cell table:style-name="ce67" office:value-type="string" calcext:value-type="string">
            <text:p>-</text:p>
          </table:table-cell>
          <table:table-cell table:style-name="ce74" office:value-type="string" calcext:value-type="string">
            <text:p>NÃO REQUER DILUIÇÃO <text:s/>- CORRER EM 30 MIN.</text:p>
          </table:table-cell>
          <table:table-cell table:style-name="ce79" table:number-columns-repeated="59"/>
          <table:table-cell table:style-name="ce82" table:number-columns-repeated="959"/>
        </table:table-row>
        <table:table-row table:style-name="ro4">
          <table:table-cell office:value-type="string" calcext:value-type="string">
            <text:p>BICARBONATO DE SODIO 84MG/ML IV <text:s/>C/ 10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SERINGA DESCARTAVEL 10ML S/AGULHA (BICO OU ROSCA)</text:span></text:p>
            <text:p><text:span text:style-name="T5">AGULHA HIPODERMICA 0,7X25 22G 1</text:span></text:p>
          </table:table-cell>
          <table:table-cell office:value-type="string" calcext:value-type="string">
            <text:p>NÃO REQUER DILUIÇÃO <text:s/>- CORRER EM 30 MIN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efTRIAXona 1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1X DIA</text:p>
          </table:table-cell>
          <table:table-cell table:style-name="ce69" office:value-type="string" calcext:value-type="string">
            <text:p><text:span text:style-name="T4">CLORETO DE SODIO 9MG/ML C/100ML</text:span></text:p>
            <text:p><text:span text:style-name="T4">SERINGA DESCARTAVEL 10ML S/AGULHA (BICO OU ROSCA)</text:span></text:p>
            <text:p><text:span text:style-name="T4">AGULHA HIPODERMICA 1,2X40 18G ½</text:span></text:p>
            <text:p><text:span text:style-name="T4">AGUA DESTILADA 10ML</text:span></text:p>
          </table:table-cell>
          <table:table-cell office:value-type="string" calcext:value-type="string">
            <text:p>SF 0,9% 80ML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LORETO DE POTASSIO 191MG/ML C/1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2X DIA</text:p>
          </table:table-cell>
          <table:table-cell table:style-name="ce68" office:value-type="string" calcext:value-type="string">
            <text:p><text:span text:style-name="T5">CLORETO DE SODIO 9MG/ML C/250ML</text:span></text:p>
            <text:p><text:span text:style-name="T5">SERINGA DESCARTAVEL 10ML S/AGULHA (BICO OU ROSCA)</text:span></text:p>
            <text:p><text:span text:style-name="T5">AGULHA HIPODERMICA 0,7X25 22G 1</text:span></text:p>
          </table:table-cell>
          <table:table-cell office:value-type="string" calcext:value-type="string">
            <text:p>FASE RÁPIDA/ ÚNICA:SF 0,9% 100 ML EM BIC / CORRER EM 02 HS <text:s text:c="7"/>FASE LENTA:SF 0,9% 230 ML EM BIC / CORRER EM 2 H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LORETO DE SODIO 200MG/ML C/1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12H/12H</text:p>
          </table:table-cell>
          <table:table-cell table:style-name="ce68" office:value-type="string" calcext:value-type="string">
            <text:p><text:span text:style-name="T5">SERINGA DESCARTAVEL 10ML S/AGULHA (BICO OU ROSCA)</text:span></text:p>
            <text:p><text:span text:style-name="T5">AGULHA HIPODERMICA 0,7X25 22G 1</text:span></text:p>
          </table:table-cell>
          <table:table-cell office:value-type="string" calcext:value-type="string">
            <text:p>SF 0,45% = NACL 20% 20 ML + 980 ML AGUA DESTILADA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EXTROCETAMINA 50MG/ML C/1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CLORETO DE SODIO 9MG/ML C/100ML</text:span></text:p>
            <text:p><text:span text:style-name="T5">SERINGA DESCARTAVEL 1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F 0,9% 8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OBUTamina 12,5MG/ML C/20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GLICOSE 50MG/ML C/250ML</text:span></text:p>
            <text:p><text:span text:style-name="T5">SERINGA DESCARTAVEL 2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G 5% 21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OPamina 5 MG/ML C/ 10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CLORETO DE SODIO 9MG/ML C/250ML</text:span></text:p>
            <text:p><text:span text:style-name="T5">SERINGA DESCARTAVEL 2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F 0,9% 200ML EM BIC</text:p>
            <text:p/>
          </table:table-cell>
          <table:table-cell table:number-columns-repeated="1018"/>
        </table:table-row>
        <table:table-row table:style-name="ro6">
          <table:table-cell table:style-name="ce59" office:value-type="string" calcext:value-type="string">
            <text:p>EPINEFrina 1MG/ML C/ 1ML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EV</text:p>
          </table:table-cell>
          <table:table-cell table:style-name="ce63" office:value-type="string" calcext:value-type="string">
            <text:p>ACM</text:p>
          </table:table-cell>
          <table:table-cell table:style-name="ce70" office:value-type="string" calcext:value-type="string">
            <text:p>GLICOSE 50MG/ML C/ 250ML</text:p>
            <text:p>SERINGA DESCARTAVEL 10ML S/ AGULHA (BICO OU ROSCA)</text:p>
            <text:p>AGULHA HIPODERMICA 1,2X40 18G 1/2</text:p>
          </table:table-cell>
          <table:table-cell table:style-name="ce74" office:value-type="string" calcext:value-type="string">
            <text:p>SG 5% 90ML EM BIC</text:p>
          </table:table-cell>
          <table:table-cell table:style-name="ce79" table:number-columns-repeated="59"/>
          <table:table-cell table:style-name="ce82" table:number-columns-repeated="959"/>
        </table:table-row>
        <table:table-row table:style-name="ro6">
          <table:table-cell office:value-type="string" calcext:value-type="string">
            <text:p>ETOMIDATO 2 MG/ML C/1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CLORETO DE SODIO 9MG/ML C/100ML</text:span></text:p>
            <text:p><text:span text:style-name="T5">SERINGA DESCARTAVEL 1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F 0,9% 9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entaNILA 50 MCG/ML C/1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CLORETO DE SODIO 9MG/ML C/100ML</text:span></text:p>
            <text:p><text:span text:style-name="T5">SERINGA DESCARTAVEL 2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F 0,9% 8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GLUCONATO DE CALCIO 100 MG/ML C/ 10 ML 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12H/12H</text:p>
          </table:table-cell>
          <table:table-cell table:style-name="ce68" office:value-type="string" calcext:value-type="string">
            <text:p><text:span text:style-name="T5">CLORETO DE SODIO 9MG/ML C/250ML</text:span></text:p>
            <text:p><text:span text:style-name="T5">SERINGA DESCARTAVEL 10ML S/AGULHA (BICO OU ROSCA)</text:span></text:p>
            <text:p><text:span text:style-name="T5">AGULHA HIPODERMICA 1,2X40 18G ½</text:span></text:p>
          </table:table-cell>
          <table:table-cell table:style-name="ce73" office:value-type="string" calcext:value-type="string">
            <text:p>SF 0,9%  5% 230 ML - CORRER EM 4HS</text:p>
            <text:p/>
          </table:table-cell>
          <table:table-cell table:number-columns-repeated="1018"/>
        </table:table-row>
        <table:table-row table:style-name="ro8">
          <table:table-cell table:style-name="ce59" office:value-type="string" calcext:value-type="string">
            <text:p>HEPARINA SODICA 5.000UI/ML C/ 5ML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V</text:p>
          </table:table-cell>
          <table:table-cell table:style-name="ce63" office:value-type="string" calcext:value-type="string">
            <text:p>ACM</text:p>
          </table:table-cell>
          <table:table-cell table:style-name="ce71" office:value-type="string" calcext:value-type="string">
            <text:p>SERINGA DESCARTAVEL 5ML S/AGULHA (BICO OU ROSCA)</text:p>
            <text:p>AGULHA HIPODERMICA 1,2X40 18G ½</text:p>
          </table:table-cell>
          <table:table-cell table:style-name="ce75" office:value-type="string" calcext:value-type="string">
            <text:p>-</text:p>
          </table:table-cell>
          <table:table-cell table:style-name="ce79" table:number-columns-repeated="59"/>
          <table:table-cell table:style-name="ce82" table:number-columns-repeated="959"/>
        </table:table-row>
        <table:table-row table:style-name="ro6">
          <table:table-cell office:value-type="string" calcext:value-type="string">
            <text:p>MIDAZOLAM 5MG/ML C/10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CLORETO DE SODIO 9MG/ML C/100ML</text:span></text:p>
            <text:p><text:span text:style-name="T5">SERINGA DESCARTAVEL 2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F 0,9% 8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itroGLICERINA 5 MG/ML C/5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GLICOSE 50MG/ML C/250ML</text:span></text:p>
            <text:p><text:span text:style-name="T5">SERINGA DESCARTAVEL 5ML S/AGULHA (BICO OU ROSCA)</text:span></text:p>
            <text:p><text:span text:style-name="T5">AGULHA HIPODERMICA 1,2X40 18G ½</text:span></text:p>
          </table:table-cell>
          <table:table-cell table:style-name="ce73" office:value-type="string" calcext:value-type="string">
            <text:p>SG 5% 245ML EM BIC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itroPRUSSIATO DE SODIO 25MG/ML C/ 2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GLICOSE 50MG/ML C/250ML</text:span></text:p>
            <text:p><text:span text:style-name="T5">SERINGA DESCARTAVEL 5ML S/AGULHA (BICO OU ROSCA)</text:span></text:p>
            <text:p><text:span text:style-name="T5">AGULHA HIPODERMICA 1,2X40 18G ½</text:span></text:p>
          </table:table-cell>
          <table:table-cell table:style-name="ce73" office:value-type="string" calcext:value-type="string">
            <text:p>SG 5% 248ML EM BIC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REPinefrina 2MG/ML C/ 4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8" office:value-type="string" calcext:value-type="string">
            <text:p><text:span text:style-name="T5">GLICOSE 50MG/ML C/250ML</text:span></text:p>
            <text:p><text:span text:style-name="T5">SERINGA DESCARTAVEL 20ML S/AGULHA (BICO OU ROSCA)</text:span></text:p>
            <text:p><text:span text:style-name="T5">AGULHA HIPODERMICA 1,2X40 18G ½</text:span></text:p>
          </table:table-cell>
          <table:table-cell office:value-type="string" calcext:value-type="string">
            <text:p>SG 5% 180ML EM BIC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ULFATO DE MAGNESIO 500MG/ML IV/IM C/ 10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ACM</text:p>
          </table:table-cell>
          <table:table-cell table:style-name="ce66" office:value-type="string" calcext:value-type="string">
            <text:p>GLICOSE 50MG/ML C/250ML</text:p>
            <text:p>SERINGA DESCARTAVEL 10ML S/AGULHA (BICO OU ROSCA)</text:p>
            <text:p>AGULHA HIPODERMICA 1,2X40 18G ½</text:p>
          </table:table-cell>
          <table:table-cell office:value-type="string" calcext:value-type="string">
            <text:p>MGSO4 50% 20 ML + SG 5% 230 ML - CORRER EM 2 HS</text:p>
            <text:p/>
          </table:table-cell>
          <table:table-cell table:number-columns-repeated="1018"/>
        </table:table-row>
        <table:table-row table:style-name="ro9">
          <table:table-cell table:style-name="ce59" office:value-type="string" calcext:value-type="string">
            <text:p>VASopressina 20UI/ML C/1ML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V</text:p>
          </table:table-cell>
          <table:table-cell table:style-name="ce63" office:value-type="string" calcext:value-type="string">
            <text:p>ACM</text:p>
          </table:table-cell>
          <table:table-cell table:style-name="ce71" office:value-type="string" calcext:value-type="string">
            <text:p>GLICOSE 50MG/ML C/250ML</text:p>
            <text:p>SERINGA DESCARTAVEL 3ML S/ AGULHA (BICO OU ROSCA)</text:p>
            <text:p>AGULHA HIPODERMICA 1,2X40 18G ½</text:p>
          </table:table-cell>
          <table:table-cell table:style-name="ce75" office:value-type="string" calcext:value-type="string">
            <text:p>SG 5% 99ML EM BIC</text:p>
          </table:table-cell>
          <table:table-cell table:style-name="ce79" table:number-columns-repeated="59"/>
          <table:table-cell table:style-name="ce82" table:number-columns-repeated="959"/>
        </table:table-row>
        <table:table-row table:style-name="ro11" table:visibility="collapse">
          <table:table-cell table:style-name="ce60"/>
          <table:table-cell table:style-name="ce64" table:number-columns-repeated="3"/>
          <table:table-cell table:style-name="ce72"/>
          <table:table-cell table:style-name="ce76"/>
          <table:table-cell table:style-name="ce80" table:number-columns-repeated="59"/>
          <table:table-cell table:number-columns-repeated="959"/>
        </table:table-row>
        <table:table-row table:style-name="ro11" table:visibility="collapse" table:number-rows-repeated="1048552">
          <table:table-cell table:number-columns-repeated="1024"/>
        </table:table-row>
        <table:table-row table:style-name="ro10" table:visibility="collapse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ARMACIA</meta:initial-creator>
    <meta:creation-date>2022-04-07T15:57:46Z</meta:creation-date>
    <dc:date>2022-06-01T19:24:12.322820050</dc:date>
    <meta:editing-cycles>6</meta:editing-cycles>
    <meta:editing-duration>PT1H48M51S</meta:editing-duration>
    <meta:document-statistic meta:table-count="1" meta:cell-count="126" meta:object-count="0"/>
  </office:meta>
</office:document-meta>
</file>